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H(z) (km s −1 Mpc −1 )</text:p>
          </table:table-cell>
          <table:table-cell office:value-type="string" calcext:value-type="string">
            <text:p>dH(z)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1791" calcext:value-type="float">
            <text:p>0.179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993" calcext:value-type="float">
            <text:p>0.199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519" calcext:value-type="float">
            <text:p>0.3519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6797" calcext:value-type="float">
            <text:p>0.679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7812" calcext:value-type="float">
            <text:p>0.7812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8754" calcext:value-type="float">
            <text:p>0.8754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037" calcext:value-type="float">
            <text:p>1.037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69" calcext:value-type="float">
            <text:p>69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8.6" calcext:value-type="float">
            <text:p>68.6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2.9" calcext:value-type="float">
            <text:p>72.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8.8" calcext:value-type="float">
            <text:p>88.8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160" calcext:value-type="float">
            <text:p>16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186.5" calcext:value-type="float">
            <text:p>186.5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float" office:value="0.3802" calcext:value-type="float">
            <text:p>0.3802</text:p>
          </table:table-cell>
          <table:table-cell office:value-type="float" office:value="83" calcext:value-type="float">
            <text:p>83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0.4004" calcext:value-type="float">
            <text:p>0.4004</text:p>
          </table:table-cell>
          <table:table-cell office:value-type="float" office:value="77" calcext:value-type="float">
            <text:p>77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0.4247" calcext:value-type="float">
            <text:p>0.4247</text:p>
          </table:table-cell>
          <table:table-cell office:value-type="float" office:value="87.1" calcext:value-type="float">
            <text:p>87.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0.4497" calcext:value-type="float">
            <text:p>0.4497</text:p>
          </table:table-cell>
          <table:table-cell office:value-type="float" office:value="92.8" calcext:value-type="float">
            <text:p>92.8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0.4783" calcext:value-type="float">
            <text:p>0.4783</text:p>
          </table:table-cell>
          <table:table-cell office:value-type="float" office:value="80.9" calcext:value-type="float">
            <text:p>80.9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5:11:27.695925634</meta:creation-date>
    <dc:date>2020-02-05T15:15:37.214793820</dc:date>
    <meta:editing-duration>PT4M10S</meta:editing-duration>
    <meta:editing-cycles>1</meta:editing-cycles>
    <meta:document-statistic meta:table-count="1" meta:cell-count="93" meta:object-count="0"/>
    <meta:generator>LibreOffice/6.0.7.3$Linux_X86_64 LibreOffice_project/00m0$Build-3</meta:generator>
  </office:meta>
</office:document-meta>
</file>